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350000003C7E96C917.png" manifest:media-type="image/png"/>
  <manifest:file-entry manifest:full-path="Pictures/10000201000000550000003E65572C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="solid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0000ff" draw:fill="solid" draw:fill-color="#0000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599cm" svg:height="1.905cm" svg:x="1.03cm" svg:y="2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164cm" svg:height="1.778cm" svg:x="1.365cm" svg:y="0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" draw:id="id1" draw:layer="layout" svg:width="0.28cm" svg:height="0.282cm" svg:x="1.692cm" svg:y="1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0.282cm" svg:height="0.282cm" svg:x="1.523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0.282cm" svg:height="0.282cm" svg:x="4.397cm" svg:y="0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0.282cm" svg:height="0.281cm" svg:x="1.977cm" svg:y="3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283cm" svg:height="0.281cm" svg:x="4.401cm" svg:y="2.6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0.281cm" svg:height="0.281cm" svg:x="4.905cm" svg:y="3.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281cm" svg:height="0.282cm" svg:x="4.901cm" svg:y="1.1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.972cm" svg:y1="1.226cm" svg:x2="4.901cm" svg:y2="1.247cm" draw:start-shape="id1" draw:start-glue-point="10" draw:end-shape="id2" draw:end-glue-point="6" svg:d="m1972 1226 2929 21" svg:viewBox="0 0 2930 22">
          <text:p/>
        </draw:connector>
        <draw:connector draw:style-name="gr4" draw:text-style-name="P1" draw:layer="layout" draw:type="line" svg:x1="4.442cm" svg:y1="2.888cm" svg:x2="2.218cm" svg:y2="3.407cm" draw:start-shape="id3" draw:start-glue-point="7" draw:end-shape="id4" draw:end-glue-point="11" svg:d="m4442 2888-2224 519" svg:viewBox="0 0 2225 520">
          <text:p/>
        </draw:connector>
        <draw:connector draw:style-name="gr4" draw:text-style-name="P1" draw:layer="layout" draw:type="line" svg:x1="1.764cm" svg:y1="2.641cm" svg:x2="4.942cm" svg:y2="1.347cm" draw:start-shape="id5" draw:start-glue-point="11" draw:end-shape="id2" draw:end-glue-point="7" svg:d="m1764 2641 3178-1294" svg:viewBox="0 0 3179 1295">
          <text:p/>
        </draw:connector>
        <draw:connector draw:style-name="gr4" draw:text-style-name="P1" draw:layer="layout" draw:type="line" svg:x1="4.905cm" svg:y1="3.601cm" svg:x2="2.259cm" svg:y2="3.507cm" draw:start-shape="id6" draw:start-glue-point="6" draw:end-shape="id4" draw:end-glue-point="10" svg:d="m4905 3601-2646-94" svg:viewBox="0 0 2647 95">
          <text:p/>
        </draw:connector>
        <draw:connector draw:style-name="gr4" draw:text-style-name="P1" draw:layer="layout" draw:type="line" svg:x1="1.805cm" svg:y1="2.741cm" svg:x2="4.401cm" svg:y2="2.789cm" draw:start-shape="id5" draw:start-glue-point="10" draw:end-shape="id3" draw:end-glue-point="6" svg:d="m1805 2741 2596 48" svg:viewBox="0 0 2597 49">
          <text:p/>
        </draw:connector>
        <draw:frame draw:style-name="gr5" draw:text-style-name="P1" draw:layer="layout" svg:width="0.416cm" svg:height="0.47cm" svg:x="0.474cm" svg:y="0.869cm">
          <draw:image xlink:href="Pictures/10000201000000350000003C7E96C917.png" xlink:type="simple" xlink:show="embed" xlink:actuate="onLoad">
            <text:p/>
          </draw:image>
          <svg:title>TexMaths</svg:title>
          <svg:desc>16§display§\mathcal{S}§png§600§TRUE</svg:desc>
        </draw:frame>
        <draw:frame draw:style-name="gr5" draw:text-style-name="P1" draw:layer="layout" svg:width="0.666cm" svg:height="0.484cm" svg:x="0.086cm" svg:y="3.13cm">
          <draw:image xlink:href="Pictures/10000201000000550000003E65572C96.png" xlink:type="simple" xlink:show="embed" xlink:actuate="onLoad">
            <text:p/>
          </draw:image>
          <svg:title>TexMaths</svg:title>
          <svg:desc>16§display§\mathcal{S}^c§png§600§TRUE</svg:desc>
        </draw:frame>
        <draw:connector draw:style-name="gr4" draw:text-style-name="P1" draw:layer="layout" draw:type="line" svg:x1="1.931cm" svg:y1="1.126cm" svg:x2="4.397cm" svg:y2="0.459cm" draw:start-shape="id1" draw:start-glue-point="11" draw:end-shape="id7" draw:end-glue-point="6" svg:d="m1931 1126 2466-667" svg:viewBox="0 0 2467 668">
          <text:p/>
        </draw:connector>
        <draw:custom-shape draw:style-name="gr6" draw:text-style-name="P1" draw:layer="layout" svg:width="0.107cm" svg:height="0.431cm" svg:x="1.604cm" svg:y="2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107cm" svg:height="0.431cm" svg:x="4.483cm" svg:y="2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093cm" svg:height="0.707cm" svg:x="2.067cm" svg:y="2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0.093cm" svg:height="0.707cm" svg:x="4.99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715cm" fo:page-height="4.1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amir Anis</meta:initial-creator>
    <meta:creation-date>2014-05-07T06:59:10</meta:creation-date>
    <dc:date>2014-05-07T07:03:56</dc:date>
    <dc:creator>Aamir Anis</dc:creator>
    <meta:editing-duration>PT4M18S</meta:editing-duration>
    <meta:editing-cycles>3</meta:editing-cycles>
    <meta:generator>LibreOffice/3.5$Linux_X86_64 LibreOffice_project/350m1$Build-2</meta:generator>
    <meta:document-statistic meta:object-count="21"/>
  </office:meta>
</office:document-meta>
</file>